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bc58" officeooo:paragraph-rsid="0007eb17" style:font-weight-asian="bold" style:font-weight-complex="bold"/>
    </style:style>
    <style:style style:name="T1" style:family="text">
      <style:text-properties fo:background-color="#ff4000" loext:char-shading-value="0"/>
    </style:style>
    <style:style style:name="T2" style:family="text">
      <style:text-properties fo:background-color="#ff4000" loext:char-shading-value="0"/>
    </style:style>
    <style:style style:name="T3" style:family="text">
      <style:text-properties officeooo:rsid="0009a176"/>
    </style:style>
    <style:style style:name="T4" style:family="text">
      <style:text-properties officeooo:rsid="000a3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: sonnet<text:tab/><text:tab/><text:span text:style-name="T3">Hints: 0</text:span><text:tab/><text:tab/>Errors: 2<text:span text:style-name="T4">1</text:span></text:p>
      <text:p text:style-name="Standard"/>
      <text:p text:style-name="Standard">REMINISCENCES OF MY EARLY LIFE &amp; SERVICE AS BANDSMAN IN THE NAVY.</text:p>
      <text:p text:style-name="Standard">HERBERT HOLLOWAY.</text:p>
      <text:p text:style-name="Standard">1848 TO 1869.</text:p>
      <text:p text:style-name="Standard"/>
      <text:p text:style-name="Standard">I was born on October 4th 1848, but cannot say that I remember anything of that</text:p>
      <text:p text:style-name="Standard">interesting event, but that important fact has just had to be verified by the Registrar</text:p>
      <text:p text:style-name="Standard">general before I was considered <text:span text:style-name="T1">eligible</text:span> to receive the <text:span text:style-name="T1">benefit</text:span> of the Old age pension</text:p>
      <text:p text:style-name="Standard">on my attaining the age of three score and ten, and hope I may be spared for at</text:p>
      <text:p text:style-name="Standard">least a few more years to enjoy it, and finish my yarn, which is not done with</text:p>
      <text:p text:style-name="Standard">the idea of publication but just a little amusement for myself, and perhaps others of</text:p>
      <text:p text:style-name="Standard">the family who may care to peruse it. The illustrations I have <text:span text:style-name="T1">reproduced</text:span> from</text:p>
      <text:p text:style-name="Standard">pencil sketches taken by me in 1867 and 69, and although perhaps not quite equal</text:p>
      <text:p text:style-name="Standard">to what I could do in my younger days, are near enough to convey a general idea</text:p>
      <text:p text:style-name="Standard">of the west coast of Africa and <text:span text:style-name="T1">Ireland</text:span> of Ascension, <text:span text:style-name="T1">when</text:span> I was stationed for just</text:p>
      <text:p text:style-name="Standard">on three years. But to get back to my diary properly, I must <text:span text:style-name="T1">earnestly</text:span> confess</text:p>
      <text:p text:style-name="Standard">that I have not the slightest recollection of how or <text:span text:style-name="T1">when</text:span> I spent the first year</text:p>
      <text:p text:style-name="Standard">or two of my <text:span text:style-name="T1">existence</text:span>; the first and only circumstance I <text:span text:style-name="T1">can</text:span> distinctly and</text:p>
      <text:p text:style-name="Standard"><text:span text:style-name="T1">clearly</text:span> have remembered, is playing with my brother Walter underneath the</text:p>
      <text:p text:style-name="Standard">parlour table, which would probably be on a <text:span text:style-name="T1">Sunday</text:span> afternoon, for Dad</text:p>
      <text:p text:style-name="Standard">and Mother were seated on each side of the fire, the one smoking a long</text:p>
      <text:p text:style-name="Standard">clay pipe and reading the paper, and the other with a grey shawl, and I</text:p>
      <text:p text:style-name="Standard">believe a white cap with a frill all round her face, nursing the latest baby</text:p>
      <text:p text:style-name="Standard">(which would be either Alfred or <text:span text:style-name="T1">Henry</text:span>) while we two rascals under the table <text:span text:style-name="T1">clothe</text:span></text:p>
      <text:p text:style-name="Standard">were fighting for the possession of the small soft hair brush which was used</text:p>
      <text:p text:style-name="Standard">for <text:span text:style-name="T1">babys</text:span> toilet. At this time we were living about three doors from the top</text:p>
      <text:p text:style-name="Standard">of the <text:span text:style-name="T1">Trightle</text:span>, on the left hand side, close to <text:span text:style-name="T1">Penrice</text:span> gate. Why all these little</text:p>
      <text:p text:style-name="Standard">details should be so clearly impressed on my mind after all these years, I</text:p>
      <text:p text:style-name="Standard">cannot say, as from that time until I was about four or five has always</text:p>
      <text:p text:style-name="Standard">been a perfect blank until one fine day I find myself living with Grandpa</text:p>
      <text:p text:style-name="Standard">and being very much bathed <text:span text:style-name="T1">&amp;</text:span> by Aunt Kate, who at that time was</text:p>
      <text:p text:style-name="Standard">single and living with them at Incent House. Auntie always <text:span text:style-name="T1">helped</text:span> me</text:p>
      <text:p text:style-name="Standard">in clothe<text:span text:style-name="T1">s</text:span> and also paid for my schooling, when I was big enough to go</text:p>
      <text:p text:style-name="Standard"><text:span text:style-name="T1">to Aunt </text:span>school, and I remained with them until Grandpa died in 1866,</text:p>
      <text:p text:style-name="Standard">when I went to work in London for a month or two, and eventually joined</text:p>
      <text:p text:style-name="Standard">the Navy. <text:span text:style-name="T2">In</text:span> the present I will get back to my younger days, and relate</text:p>
      <text:p text:style-name="Standard">some of the little adventures I had while living with them. I know th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20:55:38.347669010</meta:creation-date>
    <dc:date>2025-09-05T18:39:31.614548236</dc:date>
    <meta:editing-duration>PT33M1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36" meta:word-count="495" meta:character-count="2556" meta:non-whitespace-character-count="2095"/>
  </office:meta>
</office:document-meta>
</file>